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fo:font-style="normal" officeooo:rsid="001e441e" officeooo:paragraph-rsid="001e441e" style:language-asian="zxx" style:country-asian="none" style:font-style-asian="normal" style:language-complex="zxx" style:country-complex="none" style:font-style-complex="normal"/>
    </style:style>
    <style:style style:name="P2" style:family="paragraph" style:parent-style-name="Standard">
      <style:text-properties fo:language="en" fo:country="US" fo:font-style="normal" officeooo:rsid="0025a18f" officeooo:paragraph-rsid="002ba403" style:language-asian="zxx" style:country-asian="none" style:font-style-asian="normal" style:language-complex="zxx" style:country-complex="none" style:font-style-complex="normal"/>
    </style:style>
    <style:style style:name="P3" style:family="paragraph" style:parent-style-name="Standard">
      <style:text-properties fo:language="en" fo:country="US" fo:font-style="normal" officeooo:rsid="00281300" officeooo:paragraph-rsid="006a2336" style:language-asian="zxx" style:country-asian="none" style:font-style-asian="normal" style:language-complex="zxx" style:country-complex="none" style:font-style-complex="normal"/>
    </style:style>
    <style:style style:name="P4" style:family="paragraph" style:parent-style-name="Standard">
      <style:text-properties fo:language="en" fo:country="US" fo:font-style="normal" officeooo:rsid="002712a2" officeooo:paragraph-rsid="002712a2" style:language-asian="zxx" style:country-asian="none" style:font-style-asian="normal" style:language-complex="zxx" style:country-complex="none" style:font-style-complex="normal"/>
    </style:style>
    <style:style style:name="P5" style:family="paragraph" style:parent-style-name="Standard" style:list-style-name="L1">
      <style:text-properties fo:color="#009900" fo:font-style="normal" officeooo:paragraph-rsid="001e441e" style:font-style-asian="normal" style:font-style-complex="normal"/>
    </style:style>
    <style:style style:name="P6" style:family="paragraph" style:parent-style-name="Standard" style:list-style-name="L2">
      <style:text-properties fo:color="#009900" fo:font-style="normal" officeooo:paragraph-rsid="002ba403" style:font-style-asian="normal" style:font-style-complex="normal"/>
    </style:style>
    <style:style style:name="P7" style:family="paragraph" style:parent-style-name="Standard" style:list-style-name="L3">
      <style:text-properties fo:color="#009900" fo:font-style="normal" officeooo:paragraph-rsid="002a9b53" style:font-style-asian="normal" style:font-style-complex="normal"/>
    </style:style>
    <style:style style:name="P8" style:family="paragraph" style:parent-style-name="Standard" style:list-style-name="L4">
      <style:text-properties fo:color="#009900" fo:font-style="normal" officeooo:paragraph-rsid="00b77386" style:font-style-asian="normal" style:font-style-complex="normal"/>
    </style:style>
    <style:style style:name="P9" style:family="paragraph" style:parent-style-name="Standard" style:list-style-name="L1">
      <style:text-properties fo:color="#009900" fo:language="en" fo:country="US" fo:font-style="normal" officeooo:rsid="009ca376" officeooo:paragraph-rsid="009ca376" style:language-asian="zxx" style:country-asian="none" style:font-style-asian="normal" style:language-complex="zxx" style:country-complex="none" style:font-style-complex="normal"/>
    </style:style>
    <style:style style:name="P10" style:family="paragraph" style:parent-style-name="Standard" style:list-style-name="L1">
      <style:text-properties fo:color="#009900" fo:language="en" fo:country="US" fo:font-style="normal" officeooo:rsid="001f36e4" officeooo:paragraph-rsid="008337c1" style:language-asian="zxx" style:country-asian="none" style:font-style-asian="normal" style:language-complex="zxx" style:country-complex="none" style:font-style-complex="normal"/>
    </style:style>
    <style:style style:name="P11" style:family="paragraph" style:parent-style-name="Standard" style:list-style-name="L1">
      <style:text-properties fo:color="#009900" fo:language="en" fo:country="US" fo:font-style="normal" officeooo:rsid="0020cda9" officeooo:paragraph-rsid="008337c1" style:language-asian="zxx" style:country-asian="none" style:font-style-asian="normal" style:language-complex="zxx" style:country-complex="none" style:font-style-complex="normal"/>
    </style:style>
    <style:style style:name="P12" style:family="paragraph" style:parent-style-name="Standard" style:list-style-name="L1">
      <style:text-properties fo:color="#009900" fo:language="en" fo:country="US" fo:font-style="normal" officeooo:rsid="00218cc7" officeooo:paragraph-rsid="008337c1" style:language-asian="zxx" style:country-asian="none" style:font-style-asian="normal" style:language-complex="zxx" style:country-complex="none" style:font-style-complex="normal"/>
    </style:style>
    <style:style style:name="P13" style:family="paragraph" style:parent-style-name="Standard" style:list-style-name="L1">
      <style:text-properties fo:color="#009900" fo:language="en" fo:country="US" fo:font-style="normal" officeooo:rsid="002298bd" officeooo:paragraph-rsid="008337c1" style:language-asian="zxx" style:country-asian="none" style:font-style-asian="normal" style:language-complex="zxx" style:country-complex="none" style:font-style-complex="normal"/>
    </style:style>
    <style:style style:name="P14" style:family="paragraph" style:parent-style-name="Standard" style:list-style-name="L1">
      <style:text-properties fo:color="#009900" fo:language="en" fo:country="US" fo:font-style="normal" officeooo:rsid="00371118" officeooo:paragraph-rsid="008337c1" style:language-asian="zxx" style:country-asian="none" style:font-style-asian="normal" style:language-complex="zxx" style:country-complex="none" style:font-style-complex="normal"/>
    </style:style>
    <style:style style:name="P15" style:family="paragraph" style:parent-style-name="Standard" style:list-style-name="L4">
      <style:text-properties fo:color="#009900" fo:language="en" fo:country="US" fo:font-style="normal" officeooo:rsid="00371118" officeooo:paragraph-rsid="00864469" style:language-asian="zxx" style:country-asian="none" style:font-style-asian="normal" style:language-complex="zxx" style:country-complex="none" style:font-style-complex="normal"/>
    </style:style>
    <style:style style:name="P16" style:family="paragraph" style:parent-style-name="Standard" style:list-style-name="L4">
      <style:text-properties fo:color="#009900" fo:language="en" fo:country="US" fo:font-style="normal" officeooo:rsid="00371118" officeooo:paragraph-rsid="00ae8f01" style:language-asian="zxx" style:country-asian="none" style:font-style-asian="normal" style:language-complex="zxx" style:country-complex="none" style:font-style-complex="normal"/>
    </style:style>
    <style:style style:name="P17" style:family="paragraph" style:parent-style-name="Standard" style:list-style-name="L2">
      <style:text-properties fo:color="#009900" fo:language="en" fo:country="US" fo:font-style="normal" officeooo:rsid="002ba9c5" officeooo:paragraph-rsid="008339cb" style:language-asian="zxx" style:country-asian="none" style:font-style-asian="normal" style:language-complex="zxx" style:country-complex="none" style:font-style-complex="normal"/>
    </style:style>
    <style:style style:name="P18" style:family="paragraph" style:parent-style-name="Standard" style:list-style-name="L2">
      <style:text-properties fo:color="#009900" fo:language="en" fo:country="US" fo:font-style="normal" officeooo:rsid="003879ea" officeooo:paragraph-rsid="008339cb" style:language-asian="zxx" style:country-asian="none" style:font-style-asian="normal" style:language-complex="zxx" style:country-complex="none" style:font-style-complex="normal"/>
    </style:style>
    <style:style style:name="P19" style:family="paragraph" style:parent-style-name="Standard" style:list-style-name="L3">
      <style:text-properties fo:color="#009900" fo:language="en" fo:country="US" fo:font-style="normal" officeooo:rsid="00690daa" officeooo:paragraph-rsid="008362b9" style:language-asian="zxx" style:country-asian="none" style:font-style-asian="normal" style:language-complex="zxx" style:country-complex="none" style:font-style-complex="normal"/>
    </style:style>
    <style:style style:name="P20" style:family="paragraph" style:parent-style-name="Standard" style:list-style-name="L3">
      <style:text-properties fo:color="#009900" fo:language="en" fo:country="US" fo:font-style="normal" officeooo:rsid="006de81e" officeooo:paragraph-rsid="008b3ee6" style:language-asian="zxx" style:country-asian="none" style:font-style-asian="normal" style:language-complex="zxx" style:country-complex="none" style:font-style-complex="normal"/>
    </style:style>
    <style:style style:name="P21" style:family="paragraph" style:parent-style-name="Standard" style:list-style-name="L3">
      <style:text-properties fo:color="#009900" fo:language="en" fo:country="US" fo:font-style="normal" officeooo:rsid="006de81e" officeooo:paragraph-rsid="00b5b871" style:language-asian="zxx" style:country-asian="none" style:font-style-asian="normal" style:language-complex="zxx" style:country-complex="none" style:font-style-complex="normal"/>
    </style:style>
    <style:style style:name="P22" style:family="paragraph" style:parent-style-name="Standard" style:list-style-name="L3">
      <style:text-properties fo:color="#009900" fo:language="en" fo:country="US" fo:font-style="normal" officeooo:rsid="008b3ee6" officeooo:paragraph-rsid="008b3ee6" style:language-asian="zxx" style:country-asian="none" style:font-style-asian="normal" style:language-complex="zxx" style:country-complex="none" style:font-style-complex="normal"/>
    </style:style>
    <style:style style:name="P23" style:family="paragraph" style:parent-style-name="Standard" style:list-style-name="L3">
      <style:text-properties fo:color="#009900" fo:language="en" fo:country="US" fo:font-style="normal" officeooo:rsid="008c5a49" officeooo:paragraph-rsid="008b978e" style:language-asian="zxx" style:country-asian="none" style:font-style-asian="normal" style:language-complex="zxx" style:country-complex="none" style:font-style-complex="normal"/>
    </style:style>
    <style:style style:name="P24" style:family="paragraph" style:parent-style-name="Standard" style:list-style-name="L3">
      <style:text-properties fo:color="#009900" fo:language="en" fo:country="US" fo:font-style="normal" officeooo:rsid="005c3f76" officeooo:paragraph-rsid="00b6ac90" style:language-asian="zxx" style:country-asian="none" style:font-style-asian="normal" style:language-complex="zxx" style:country-complex="none" style:font-style-complex="normal"/>
    </style:style>
    <style:style style:name="P25" style:family="paragraph" style:parent-style-name="Standard" style:list-style-name="L3">
      <style:text-properties fo:color="#009900" fo:language="en" fo:country="US" fo:font-style="normal" officeooo:rsid="004ffa4c" officeooo:paragraph-rsid="008362b9" style:language-asian="zxx" style:country-asian="none" style:font-style-asian="normal" style:language-complex="zxx" style:country-complex="none" style:font-style-complex="normal"/>
    </style:style>
    <style:style style:name="P26" style:family="paragraph" style:parent-style-name="Standard" style:list-style-name="L3">
      <style:text-properties fo:color="#009900" fo:language="en" fo:country="US" fo:font-style="normal" officeooo:rsid="005edbec" officeooo:paragraph-rsid="008362b9" style:language-asian="zxx" style:country-asian="none" style:font-style-asian="normal" style:language-complex="zxx" style:country-complex="none" style:font-style-complex="normal"/>
    </style:style>
    <style:style style:name="P27" style:family="paragraph" style:parent-style-name="Standard" style:list-style-name="L4">
      <style:text-properties fo:color="#009900" fo:language="en" fo:country="US" fo:font-style="normal" officeooo:rsid="00391c96" officeooo:paragraph-rsid="00864469" style:language-asian="zxx" style:country-asian="none" style:font-style-asian="normal" style:language-complex="zxx" style:country-complex="none" style:font-style-complex="normal"/>
    </style:style>
    <style:style style:name="P28" style:family="paragraph" style:parent-style-name="Standard" style:list-style-name="L4">
      <style:text-properties fo:color="#009900" fo:language="en" fo:country="US" fo:font-style="normal" officeooo:rsid="00ae8f01" officeooo:paragraph-rsid="00ae8f01" style:language-asian="zxx" style:country-asian="none" style:font-style-asian="normal" style:language-complex="zxx" style:country-complex="none" style:font-style-complex="normal"/>
    </style:style>
    <style:style style:name="P29" style:family="paragraph" style:parent-style-name="Standard" style:list-style-name="L4">
      <style:text-properties fo:color="#009900" fo:language="en" fo:country="US" fo:font-style="normal" officeooo:rsid="0043011e" officeooo:paragraph-rsid="00864469" style:language-asian="zxx" style:country-asian="none" style:font-style-asian="normal" style:language-complex="zxx" style:country-complex="none" style:font-style-complex="normal"/>
    </style:style>
    <style:style style:name="P30" style:family="paragraph" style:parent-style-name="Standard" style:list-style-name="L4">
      <style:text-properties fo:color="#009900" fo:language="en" fo:country="US" fo:font-style="normal" officeooo:rsid="00298521" officeooo:paragraph-rsid="00298521" style:language-asian="zxx" style:country-asian="none" style:font-style-asian="normal" style:language-complex="zxx" style:country-complex="none" style:font-style-complex="normal"/>
    </style:style>
    <style:style style:name="P31" style:family="paragraph" style:parent-style-name="Standard" style:list-style-name="L4">
      <style:text-properties fo:color="#009900" fo:language="en" fo:country="US" fo:font-style="normal" officeooo:rsid="002d7be5" officeooo:paragraph-rsid="0086660d" style:language-asian="zxx" style:country-asian="none" style:font-style-asian="normal" style:language-complex="zxx" style:country-complex="none" style:font-style-complex="normal"/>
    </style:style>
    <style:style style:name="P32" style:family="paragraph" style:parent-style-name="Standard" style:list-style-name="L4">
      <style:text-properties fo:color="#009900" fo:language="en" fo:country="US" fo:font-style="normal" officeooo:rsid="00bc1dee" officeooo:paragraph-rsid="00bc1dee" style:language-asian="zxx" style:country-asian="none" style:font-style-asian="normal" style:language-complex="zxx" style:country-complex="none" style:font-style-complex="normal"/>
    </style:style>
    <style:style style:name="P33" style:family="paragraph" style:parent-style-name="Standard" style:list-style-name="L4">
      <style:text-properties fo:color="#009900" fo:language="en" fo:country="US" fo:font-style="normal" officeooo:rsid="00565185" officeooo:paragraph-rsid="0086660d" style:language-asian="zxx" style:country-asian="none" style:font-style-asian="normal" style:language-complex="zxx" style:country-complex="none" style:font-style-complex="normal"/>
    </style:style>
    <style:style style:name="P34" style:family="paragraph" style:parent-style-name="Standard" style:list-style-name="L4">
      <style:text-properties fo:color="#009900" fo:language="en" fo:country="US" fo:font-style="normal" officeooo:rsid="00bfd051" officeooo:paragraph-rsid="00bfd051" style:language-asian="zxx" style:country-asian="none" style:font-style-asian="normal" style:language-complex="zxx" style:country-complex="none" style:font-style-complex="normal"/>
    </style:style>
    <style:style style:name="P35" style:family="paragraph" style:parent-style-name="Standard" style:list-style-name="L4">
      <style:text-properties fo:color="#009900" fo:language="en" fo:country="US" fo:font-style="normal" officeooo:rsid="00c1e3b3" officeooo:paragraph-rsid="00c1e3b3" style:language-asian="zxx" style:country-asian="none" style:font-style-asian="normal" style:language-complex="zxx" style:country-complex="none" style:font-style-complex="normal"/>
    </style:style>
    <style:style style:name="P36" style:family="paragraph" style:parent-style-name="Standard" style:list-style-name="L4">
      <style:text-properties fo:color="#009900" fo:language="en" fo:country="US" fo:font-style="normal" officeooo:rsid="00c59c65" officeooo:paragraph-rsid="00c59c65" style:language-asian="zxx" style:country-asian="none" style:font-style-asian="normal" style:language-complex="zxx" style:country-complex="none" style:font-style-complex="normal"/>
    </style:style>
    <style:style style:name="P37" style:family="paragraph" style:parent-style-name="Standard" style:list-style-name="L4">
      <style:text-properties fo:color="#009900" fo:language="en" fo:country="US" fo:font-style="normal" officeooo:rsid="00ca9642" officeooo:paragraph-rsid="00ca9642" style:language-asian="zxx" style:country-asian="none" style:font-style-asian="normal" style:language-complex="zxx" style:country-complex="none" style:font-style-complex="normal"/>
    </style:style>
    <style:style style:name="P38" style:family="paragraph" style:parent-style-name="Standard" style:list-style-name="L4">
      <style:text-properties fo:color="#009900" fo:language="en" fo:country="US" fo:font-style="normal" officeooo:rsid="00cd262d" officeooo:paragraph-rsid="00cd262d" style:language-asian="zxx" style:country-asian="none" style:font-style-asian="normal" style:language-complex="zxx" style:country-complex="none" style:font-style-complex="normal"/>
    </style:style>
    <style:style style:name="P39" style:family="paragraph" style:parent-style-name="Standard" style:list-style-name="L4">
      <style:text-properties fo:color="#009900" fo:language="en" fo:country="US" fo:font-style="normal" officeooo:rsid="00d374fa" officeooo:paragraph-rsid="00d374fa" style:language-asian="zxx" style:country-asian="none" style:font-style-asian="normal" style:language-complex="zxx" style:country-complex="none" style:font-style-complex="normal"/>
    </style:style>
    <style:style style:name="P40" style:family="paragraph" style:parent-style-name="Standard" style:list-style-name="L4">
      <style:text-properties fo:color="#009900" fo:language="en" fo:country="US" fo:font-style="normal" officeooo:rsid="00d4d123" officeooo:paragraph-rsid="00d4d123" style:language-asian="zxx" style:country-asian="none" style:font-style-asian="normal" style:language-complex="zxx" style:country-complex="none" style:font-style-complex="normal"/>
    </style:style>
    <style:style style:name="P41" style:family="paragraph" style:parent-style-name="Standard" style:list-style-name="L4">
      <style:text-properties fo:color="#009900" fo:language="en" fo:country="US" fo:font-style="normal" officeooo:rsid="00d8d6ff" officeooo:paragraph-rsid="00d8d6ff" style:language-asian="zxx" style:country-asian="none" style:font-style-asian="normal" style:language-complex="zxx" style:country-complex="none" style:font-style-complex="normal"/>
    </style:style>
    <style:style style:name="P42" style:family="paragraph" style:parent-style-name="Standard" style:list-style-name="L4">
      <style:text-properties fo:color="#009900" fo:language="en" fo:country="US" fo:font-style="normal" officeooo:rsid="00dc1156" officeooo:paragraph-rsid="00dc1156" style:language-asian="zxx" style:country-asian="none" style:font-style-asian="normal" style:language-complex="zxx" style:country-complex="none" style:font-style-complex="normal"/>
    </style:style>
    <style:style style:name="P43" style:family="paragraph" style:parent-style-name="Standard" style:list-style-name="L4">
      <style:text-properties fo:color="#009900" fo:language="en" fo:country="US" fo:font-style="normal" officeooo:rsid="00dc23d7" officeooo:paragraph-rsid="00dc23d7" style:language-asian="zxx" style:country-asian="none" style:font-style-asian="normal" style:language-complex="zxx" style:country-complex="none" style:font-style-complex="normal"/>
    </style:style>
    <style:style style:name="P44" style:family="paragraph" style:parent-style-name="Standard" style:list-style-name="L4">
      <style:text-properties fo:color="#009900" fo:language="en" fo:country="US" fo:font-style="normal" officeooo:rsid="00dc41a5" officeooo:paragraph-rsid="00dc41a5" style:language-asian="zxx" style:country-asian="none" style:font-style-asian="normal" style:language-complex="zxx" style:country-complex="none" style:font-style-complex="normal"/>
    </style:style>
    <style:style style:name="P45" style:family="paragraph" style:parent-style-name="Standard" style:list-style-name="L4">
      <style:text-properties fo:color="#009900" fo:language="en" fo:country="US" fo:font-style="normal" officeooo:rsid="00e4d681" officeooo:paragraph-rsid="00eb8a10" style:language-asian="zxx" style:country-asian="none" style:font-style-asian="normal" style:language-complex="zxx" style:country-complex="none" style:font-style-complex="normal"/>
    </style:style>
    <style:style style:name="P46" style:family="paragraph" style:parent-style-name="Standard" style:list-style-name="L4">
      <style:text-properties fo:color="#009900" fo:language="en" fo:country="US" fo:font-style="normal" officeooo:rsid="00e7bc94" officeooo:paragraph-rsid="00e7bc94" style:language-asian="zxx" style:country-asian="none" style:font-style-asian="normal" style:language-complex="zxx" style:country-complex="none" style:font-style-complex="normal"/>
    </style:style>
    <style:style style:name="P47" style:family="paragraph" style:parent-style-name="Standard" style:list-style-name="L4">
      <style:text-properties fo:color="#009900" fo:language="en" fo:country="US" fo:font-style="normal" officeooo:rsid="00e7bc94" officeooo:paragraph-rsid="00ee2d07" style:language-asian="zxx" style:country-asian="none" style:font-style-asian="normal" style:language-complex="zxx" style:country-complex="none" style:font-style-complex="normal"/>
    </style:style>
    <style:style style:name="P48" style:family="paragraph" style:parent-style-name="Standard" style:list-style-name="L4">
      <style:text-properties fo:color="#009900" fo:language="en" fo:country="US" fo:font-style="normal" officeooo:rsid="00f1c446" officeooo:paragraph-rsid="00f1c446" style:language-asian="zxx" style:country-asian="none" style:font-style-asian="normal" style:language-complex="zxx" style:country-complex="none" style:font-style-complex="normal"/>
    </style:style>
    <style:style style:name="P49" style:family="paragraph" style:parent-style-name="Standard" style:list-style-name="L4">
      <style:text-properties fo:color="#009900" fo:language="en" fo:country="US" fo:font-style="normal" officeooo:rsid="00f38461" officeooo:paragraph-rsid="0128d517" style:language-asian="zxx" style:country-asian="none" style:font-style-asian="normal" style:language-complex="zxx" style:country-complex="none" style:font-style-complex="normal"/>
    </style:style>
    <style:style style:name="P50" style:family="paragraph" style:parent-style-name="Standard" style:list-style-name="L4">
      <style:text-properties fo:color="#009900" fo:language="en" fo:country="US" fo:font-style="normal" officeooo:rsid="00f51604" officeooo:paragraph-rsid="00f51604" style:language-asian="zxx" style:country-asian="none" style:font-style-asian="normal" style:language-complex="zxx" style:country-complex="none" style:font-style-complex="normal"/>
    </style:style>
    <style:style style:name="P51" style:family="paragraph" style:parent-style-name="Standard" style:list-style-name="L4">
      <style:text-properties fo:color="#009900" fo:language="en" fo:country="US" fo:font-style="normal" officeooo:rsid="00fa3e95" officeooo:paragraph-rsid="01046b2b" style:language-asian="zxx" style:country-asian="none" style:font-style-asian="normal" style:language-complex="zxx" style:country-complex="none" style:font-style-complex="normal"/>
    </style:style>
    <style:style style:name="P52" style:family="paragraph" style:parent-style-name="Standard" style:list-style-name="L4">
      <style:text-properties fo:color="#009900" fo:language="en" fo:country="US" fo:font-style="normal" officeooo:rsid="00ff748f" officeooo:paragraph-rsid="00ff748f" style:language-asian="zxx" style:country-asian="none" style:font-style-asian="normal" style:language-complex="zxx" style:country-complex="none" style:font-style-complex="normal"/>
    </style:style>
    <style:style style:name="P53" style:family="paragraph" style:parent-style-name="Standard" style:list-style-name="L4">
      <style:text-properties fo:color="#009900" fo:language="en" fo:country="US" fo:font-style="normal" officeooo:rsid="010382d8" officeooo:paragraph-rsid="010382d8" style:language-asian="zxx" style:country-asian="none" style:font-style-asian="normal" style:language-complex="zxx" style:country-complex="none" style:font-style-complex="normal"/>
    </style:style>
    <style:style style:name="P54" style:family="paragraph" style:parent-style-name="Standard" style:list-style-name="L4">
      <style:text-properties fo:color="#009900" fo:language="en" fo:country="US" fo:font-style="normal" officeooo:rsid="0103af14" officeooo:paragraph-rsid="0103af14" style:language-asian="zxx" style:country-asian="none" style:font-style-asian="normal" style:language-complex="zxx" style:country-complex="none" style:font-style-complex="normal"/>
    </style:style>
    <style:style style:name="P55" style:family="paragraph" style:parent-style-name="Standard" style:list-style-name="L4">
      <style:text-properties fo:color="#009900" fo:language="en" fo:country="US" fo:font-style="normal" officeooo:rsid="0103b759" officeooo:paragraph-rsid="0103b759" style:language-asian="zxx" style:country-asian="none" style:font-style-asian="normal" style:language-complex="zxx" style:country-complex="none" style:font-style-complex="normal"/>
    </style:style>
    <style:style style:name="P56" style:family="paragraph" style:parent-style-name="Standard" style:list-style-name="L4">
      <style:text-properties fo:color="#009900" fo:language="en" fo:country="US" fo:font-style="normal" officeooo:rsid="01046b2b" officeooo:paragraph-rsid="01046b2b" style:language-asian="zxx" style:country-asian="none" style:font-style-asian="normal" style:language-complex="zxx" style:country-complex="none" style:font-style-complex="normal"/>
    </style:style>
    <style:style style:name="P57" style:family="paragraph" style:parent-style-name="Standard" style:list-style-name="L4">
      <style:text-properties fo:color="#009900" fo:language="en" fo:country="US" fo:font-style="normal" officeooo:rsid="010d41e4" officeooo:paragraph-rsid="010d41e4" style:language-asian="zxx" style:country-asian="none" style:font-style-asian="normal" style:language-complex="zxx" style:country-complex="none" style:font-style-complex="normal"/>
    </style:style>
    <style:style style:name="P58" style:family="paragraph" style:parent-style-name="Standard" style:list-style-name="L4">
      <style:text-properties fo:color="#009900" fo:language="en" fo:country="US" fo:font-style="normal" officeooo:rsid="00f85662" officeooo:paragraph-rsid="01046b2b" style:language-asian="zxx" style:country-asian="none" style:font-style-asian="normal" style:language-complex="zxx" style:country-complex="none" style:font-style-complex="normal"/>
    </style:style>
    <style:style style:name="P59" style:family="paragraph" style:parent-style-name="Standard" style:list-style-name="L4">
      <style:text-properties fo:color="#009900" fo:language="en" fo:country="US" fo:font-style="normal" officeooo:rsid="01391293" officeooo:paragraph-rsid="01391293" style:language-asian="zxx" style:country-asian="none" style:font-style-asian="normal" style:language-complex="zxx" style:country-complex="none" style:font-style-complex="normal"/>
    </style:style>
    <style:style style:name="P60" style:family="paragraph" style:parent-style-name="Standard" style:list-style-name="L3">
      <style:text-properties fo:color="#009900" fo:language="en" fo:country="US" fo:font-style="normal" officeooo:rsid="0032842b" officeooo:paragraph-rsid="00b5b871" style:language-asian="zxx" style:country-asian="none" style:font-style-asian="normal" style:language-complex="zxx" style:country-complex="none" style:font-style-complex="normal"/>
    </style:style>
    <style:style style:name="P61" style:family="paragraph" style:parent-style-name="Standard" style:list-style-name="L3">
      <style:text-properties fo:color="#009900" fo:language="en" fo:country="US" fo:font-style="normal" officeooo:rsid="00a0890a" officeooo:paragraph-rsid="00a0890a" style:language-asian="zxx" style:country-asian="none" style:font-style-asian="normal" style:language-complex="zxx" style:country-complex="none" style:font-style-complex="normal"/>
    </style:style>
    <style:style style:name="P62" style:family="paragraph" style:parent-style-name="Standard">
      <style:text-properties fo:color="#009900" fo:language="en" fo:country="US" fo:font-style="normal" officeooo:rsid="00281300" officeooo:paragraph-rsid="006a2336" style:language-asian="zxx" style:country-asian="none" style:font-style-asian="normal" style:language-complex="zxx" style:country-complex="none" style:font-style-complex="normal"/>
    </style:style>
    <style:style style:name="P63" style:family="paragraph" style:parent-style-name="Standard" style:list-style-name="L3">
      <style:text-properties fo:color="#009900" fo:language="en" fo:country="US" fo:font-style="normal" officeooo:paragraph-rsid="008362b9" style:font-style-asian="normal" style:font-style-complex="normal"/>
    </style:style>
    <style:style style:name="P64" style:family="paragraph" style:parent-style-name="Standard" style:list-style-name="L3">
      <style:text-properties fo:color="#009900" fo:language="en" fo:country="US" fo:font-style="normal" officeooo:rsid="007803f3" officeooo:paragraph-rsid="00897b62" style:font-style-asian="normal" style:font-style-complex="normal"/>
    </style:style>
    <style:style style:name="P65" style:family="paragraph" style:parent-style-name="Standard" style:list-style-name="L3">
      <style:text-properties fo:color="#009900" fo:language="en" fo:country="US" fo:font-style="normal" officeooo:rsid="008f706d" officeooo:paragraph-rsid="008f706d" style:font-style-asian="normal" style:font-style-complex="normal"/>
    </style:style>
    <style:style style:name="P66" style:family="paragraph" style:parent-style-name="Standard" style:list-style-name="L4">
      <style:text-properties fo:color="#009900" fo:language="en" fo:country="US" fo:font-style="normal" officeooo:rsid="00ac7ced" officeooo:paragraph-rsid="00ac7ced" style:font-style-asian="normal" style:font-style-complex="normal"/>
    </style:style>
    <style:style style:name="P67" style:family="paragraph" style:parent-style-name="Standard" style:list-style-name="L4">
      <style:text-properties fo:color="#000000" fo:language="en" fo:country="US" fo:font-style="normal" officeooo:rsid="00ce981b" officeooo:paragraph-rsid="00ce981b" fo:background-color="#ff3333"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officeooo:rsid="01106467" style:font-style-asian="italic" style:font-style-complex="italic"/>
    </style:style>
    <style:style style:name="T3" style:family="text">
      <style:text-properties fo:font-style="italic" officeooo:rsid="00df5a63" style:font-style-asian="italic" style:font-style-complex="italic"/>
    </style:style>
    <style:style style:name="T4" style:family="text">
      <style:text-properties fo:font-style="italic" officeooo:rsid="00dc23d7" style:font-style-asian="italic" style:font-style-complex="italic"/>
    </style:style>
    <style:style style:name="T5" style:family="text">
      <style:text-properties fo:font-style="italic" officeooo:rsid="0120f1b0" style:font-style-asian="italic" style:font-style-complex="italic"/>
    </style:style>
    <style:style style:name="T6" style:family="text">
      <style:text-properties fo:font-style="italic" officeooo:rsid="00ee2d07" style:font-style-asian="italic" style:font-style-complex="italic"/>
    </style:style>
    <style:style style:name="T7" style:family="text">
      <style:text-properties fo:font-style="italic" officeooo:rsid="01251ba9" style:font-style-asian="italic" style:font-style-complex="italic"/>
    </style:style>
    <style:style style:name="T8" style:family="text">
      <style:text-properties fo:font-style="italic" officeooo:rsid="00f37ea7" style:font-style-asian="italic" style:font-style-complex="italic"/>
    </style:style>
    <style:style style:name="T9" style:family="text">
      <style:text-properties fo:font-style="italic" officeooo:rsid="01289f5c" style:font-style-asian="italic" style:font-style-complex="italic"/>
    </style:style>
    <style:style style:name="T10" style:family="text">
      <style:text-properties fo:font-style="italic" officeooo:rsid="012ba19b" style:font-style-asian="italic" style:font-style-complex="italic"/>
    </style:style>
    <style:style style:name="T11" style:family="text">
      <style:text-properties fo:font-style="italic" officeooo:rsid="00f666f8" style:font-style-asian="italic" style:font-style-complex="italic"/>
    </style:style>
    <style:style style:name="T12" style:family="text">
      <style:text-properties fo:font-style="italic" officeooo:rsid="00fa3e95" style:font-style-asian="italic" style:font-style-complex="italic"/>
    </style:style>
    <style:style style:name="T13" style:family="text">
      <style:text-properties fo:font-style="italic" officeooo:rsid="0132a75a" style:font-style-asian="italic" style:font-style-complex="italic"/>
    </style:style>
    <style:style style:name="T14" style:family="text">
      <style:text-properties fo:font-style="italic" officeooo:rsid="0139080c" style:font-style-asian="italic" style:font-style-complex="italic"/>
    </style:style>
    <style:style style:name="T15" style:family="text">
      <style:text-properties officeooo:rsid="006de81e"/>
    </style:style>
    <style:style style:name="T16" style:family="text">
      <style:text-properties fo:language="en" fo:country="US" officeooo:rsid="00298521" style:language-asian="zxx" style:country-asian="none" style:language-complex="zxx" style:country-complex="none"/>
    </style:style>
    <style:style style:name="T17" style:family="text">
      <style:text-properties fo:language="en" fo:country="US" officeooo:rsid="002712a2" style:language-asian="zxx" style:country-asian="none" style:language-complex="zxx" style:country-complex="none"/>
    </style:style>
    <style:style style:name="T18" style:family="text">
      <style:text-properties fo:language="en" fo:country="US" officeooo:rsid="001e441e" style:language-asian="zxx" style:country-asian="none" style:language-complex="zxx" style:country-complex="none"/>
    </style:style>
    <style:style style:name="T19" style:family="text">
      <style:text-properties fo:language="en" fo:country="US" officeooo:rsid="00288ed3" style:language-asian="zxx" style:country-asian="none" style:language-complex="zxx" style:country-complex="none"/>
    </style:style>
    <style:style style:name="T20" style:family="text">
      <style:text-properties fo:language="en" fo:country="US" officeooo:rsid="0025a18f" style:language-asian="zxx" style:country-asian="none" style:language-complex="zxx" style:country-complex="none"/>
    </style:style>
    <style:style style:name="T21" style:family="text">
      <style:text-properties fo:language="en" fo:country="US" officeooo:rsid="002ba9c5" style:language-asian="zxx" style:country-asian="none" style:language-complex="zxx" style:country-complex="none"/>
    </style:style>
    <style:style style:name="T22" style:family="text">
      <style:text-properties fo:language="en" fo:country="US" officeooo:rsid="00281300" style:language-asian="zxx" style:country-asian="none" style:language-complex="zxx" style:country-complex="none"/>
    </style:style>
    <style:style style:name="T23" style:family="text">
      <style:text-properties fo:language="en" fo:country="US" officeooo:rsid="005e3361" style:language-asian="zxx" style:country-asian="none" style:language-complex="zxx" style:country-complex="none"/>
    </style:style>
    <style:style style:name="T24" style:family="text">
      <style:text-properties style:language-asian="zxx" style:country-asian="none" style:language-complex="zxx" style:country-complex="none"/>
    </style:style>
    <style:style style:name="T25" style:family="text">
      <style:text-properties officeooo:rsid="00acb663" style:language-asian="zxx" style:country-asian="none" style:language-complex="zxx" style:country-complex="none"/>
    </style:style>
    <style:style style:name="T26" style:family="text">
      <style:text-properties officeooo:rsid="00af562a" style:language-asian="zxx" style:country-asian="none" style:language-complex="zxx" style:country-complex="none"/>
    </style:style>
    <style:style style:name="T27" style:family="text">
      <style:text-properties officeooo:rsid="006de81e" style:font-size-asian="10.5pt"/>
    </style:style>
    <style:style style:name="T28" style:family="text">
      <style:text-properties officeooo:rsid="0090099b"/>
    </style:style>
    <style:style style:name="T29" style:family="text">
      <style:text-properties officeooo:rsid="0093f723"/>
    </style:style>
    <style:style style:name="T30" style:family="text">
      <style:text-properties officeooo:rsid="0095caa1"/>
    </style:style>
    <style:style style:name="T31" style:family="text">
      <style:text-properties officeooo:rsid="00a0e205"/>
    </style:style>
    <style:style style:name="T32" style:family="text">
      <style:text-properties officeooo:rsid="00a0f50f"/>
    </style:style>
    <style:style style:name="T33" style:family="text">
      <style:text-properties officeooo:rsid="00a92da3"/>
    </style:style>
    <style:style style:name="T34" style:family="text">
      <style:text-properties officeooo:rsid="00be0a38"/>
    </style:style>
    <style:style style:name="T35" style:family="text">
      <style:text-properties officeooo:rsid="00c1385d"/>
    </style:style>
    <style:style style:name="T36" style:family="text">
      <style:text-properties officeooo:rsid="00c4782d"/>
    </style:style>
    <style:style style:name="T37" style:family="text">
      <style:text-properties officeooo:rsid="00c55e36"/>
    </style:style>
    <style:style style:name="T38" style:family="text">
      <style:text-properties officeooo:rsid="00c5627a"/>
    </style:style>
    <style:style style:name="T39" style:family="text">
      <style:text-properties officeooo:rsid="00c59c65"/>
    </style:style>
    <style:style style:name="T40" style:family="text">
      <style:text-properties officeooo:rsid="00c65dd6"/>
    </style:style>
    <style:style style:name="T41" style:family="text">
      <style:text-properties officeooo:rsid="00c964c7"/>
    </style:style>
    <style:style style:name="T42" style:family="text">
      <style:text-properties officeooo:rsid="00cfb563"/>
    </style:style>
    <style:style style:name="T43" style:family="text">
      <style:text-properties officeooo:rsid="00d374fa"/>
    </style:style>
    <style:style style:name="T44" style:family="text">
      <style:text-properties officeooo:rsid="00d5437c"/>
    </style:style>
    <style:style style:name="T45" style:family="text">
      <style:text-properties officeooo:rsid="00d94080"/>
    </style:style>
    <style:style style:name="T46" style:family="text">
      <style:text-properties officeooo:rsid="00da1fab"/>
    </style:style>
    <style:style style:name="T47" style:family="text">
      <style:text-properties officeooo:rsid="00dc23d7"/>
    </style:style>
    <style:style style:name="T48" style:family="text">
      <style:text-properties officeooo:rsid="00dc41a5"/>
    </style:style>
    <style:style style:name="T49" style:family="text">
      <style:text-properties officeooo:rsid="00df5a63"/>
    </style:style>
    <style:style style:name="T50" style:family="text">
      <style:text-properties officeooo:rsid="00ee2d07"/>
    </style:style>
    <style:style style:name="T51" style:family="text">
      <style:text-properties officeooo:rsid="00f37ea7"/>
    </style:style>
    <style:style style:name="T52" style:family="text">
      <style:text-properties officeooo:rsid="00f666f8"/>
    </style:style>
    <style:style style:name="T53" style:family="text">
      <style:text-properties officeooo:rsid="00fa3e95"/>
    </style:style>
    <style:style style:name="T54" style:family="text">
      <style:text-properties officeooo:rsid="0104ecb7"/>
    </style:style>
    <style:style style:name="T55" style:family="text">
      <style:text-properties officeooo:rsid="01065ed1"/>
    </style:style>
    <style:style style:name="T56" style:family="text">
      <style:text-properties officeooo:rsid="01086ae5"/>
    </style:style>
    <style:style style:name="T57" style:family="text">
      <style:text-properties officeooo:rsid="010a6055"/>
    </style:style>
    <style:style style:name="T58" style:family="text">
      <style:text-properties officeooo:rsid="010de12d"/>
    </style:style>
    <style:style style:name="T59" style:family="text">
      <style:text-properties officeooo:rsid="01106467"/>
    </style:style>
    <style:style style:name="T60" style:family="text">
      <style:text-properties officeooo:rsid="0112f535"/>
    </style:style>
    <style:style style:name="T61" style:family="text">
      <style:text-properties officeooo:rsid="01172f1c"/>
    </style:style>
    <style:style style:name="T62" style:family="text">
      <style:text-properties officeooo:rsid="0118526a"/>
    </style:style>
    <style:style style:name="T63" style:family="text">
      <style:text-properties officeooo:rsid="01289f5c"/>
    </style:style>
    <style:style style:name="T64" style:family="text">
      <style:text-properties officeooo:rsid="013f9f46"/>
    </style:style>
    <style:style style:name="T65" style:family="text">
      <style:text-properties officeooo:rsid="01409644"/>
    </style:style>
    <style:style style:name="T66" style:family="text">
      <style:text-properties officeooo:rsid="01478f29"/>
    </style:style>
    <style:style style:name="T67" style:family="text">
      <style:text-properties officeooo:rsid="0148213d"/>
    </style:style>
    <style:style style:name="T68" style:family="text">
      <style:text-properties officeooo:rsid="0148cf19"/>
    </style:style>
    <style:style style:name="T69" style:family="text">
      <style:text-properties fo:color="#ff3333"/>
    </style:style>
    <style:style style:name="T70" style:family="text">
      <style:text-properties fo:color="#009900"/>
    </style:style>
    <style:style style:name="T71" style:family="text">
      <style:text-properties fo:color="#009900" officeooo:rsid="00a0e205"/>
    </style:style>
    <style:style style:name="T72" style:family="text">
      <style:text-properties fo:color="#009900" officeooo:rsid="00a92da3"/>
    </style:style>
    <style:style style:name="T73" style:family="text">
      <style:text-properties fo:color="#009900" officeooo:rsid="00a0f50f"/>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11692171595772597" text:style-name="L1">
        <text:list-item>
          <text:p text:style-name="P5"><text:span text:style-name="T18">Game </text:span><text:span text:style-name="T19">c</text:span><text:span text:style-name="T18">ycle</text:span></text:p>
          <text:list>
            <text:list-item>
              <text:p text:style-name="P9">Both decks are shuffled.</text:p>
            </text:list-item>
            <text:list-item>
              <text:p text:style-name="P10">Each player draws 4 cards.</text:p>
            </text:list-item>
            <text:list-item>
              <text:p text:style-name="P11">Each turn:</text:p>
              <text:list>
                <text:list-item>
                  <text:p text:style-name="P12">Turn player draws 2 cards.</text:p>
                </text:list-item>
                <text:list-item>
                  <text:p text:style-name="P12">Turn player can play cards, move cards and use effects.</text:p>
                </text:list-item>
                <text:list-item>
                  <text:p text:style-name="P13">Turn player can attack opposing player’s cards and/or deck <text:span text:style-name="T68">(except on the very first turn)</text:span>.</text:p>
                </text:list-item>
                <text:list-item>
                  <text:p text:style-name="P14">Turn player ends turn.</text:p>
                </text:list-item>
              </text:list>
            </text:list-item>
          </text:list>
        </text:list-item>
      </text:list>
      <text:p text:style-name="P1"><text:tab/></text:p>
      <text:list xml:id="list7619717266409556147" text:style-name="L2">
        <text:list-item>
          <text:p text:style-name="P6"><text:span text:style-name="T20">Win conditions </text:span><text:span text:style-name="T21">(one is enough to win)</text:span></text:p>
          <text:list>
            <text:list-item>
              <text:p text:style-name="P17">The total levels of opponent’s cards in the damage zone is equal or greater than 15.</text:p>
            </text:list-item>
            <text:list-item>
              <text:p text:style-name="P18">Opponent’s deck is empty.</text:p>
            </text:list-item>
          </text:list>
        </text:list-item>
      </text:list>
      <text:p text:style-name="P2"><text:tab/></text:p>
      <text:list xml:id="list9018518696328975681" text:style-name="L3">
        <text:list-item>
          <text:p text:style-name="P7"><text:span text:style-name="T22">Play/</text:span><text:span text:style-name="T23">move</text:span><text:span text:style-name="T22"> rules</text:span></text:p>
          <text:list>
            <text:list-item>
              <text:p text:style-name="P19">The turn player can play (place on table), from his hand, any number of cards per turn. However, there are some restrictions depending on the card's level:</text:p>
              <text:list>
                <text:list-item>
                  <text:p text:style-name="P20">Level 1</text:p>
                  <text:list>
                    <text:list-item>
                      <text:p text:style-name="P22">No restrictions.</text:p>
                    </text:list-item>
                  </text:list>
                </text:list-item>
                <text:list-item>
                  <text:p text:style-name="P21">Level 2 or high<text:span text:style-name="T67">er</text:span></text:p>
                  <text:list>
                    <text:list-item>
                      <text:p text:style-name="P23">Can only be played by fusion. To perform a fusion, the player must choose 2 or more cards from his/her table according to these restrictions:</text:p>
                      <text:list>
                        <text:list-item>
                          <text:p text:style-name="P63"><text:span text:style-name="T15">Their total level are equal to the level of </text:span><text:span text:style-name="T27">the</text:span><text:span text:style-name="T15"> card being played;</text:span></text:p>
                        </text:list-item>
                        <text:list-item>
                          <text:p text:style-name="P64">They could be placed side by side in such order that their elements would match (without rotating the cards). In other words, the right element on the first is the same as the left element on the second, and so on.</text:p>
                        </text:list-item>
                      </text:list>
                    </text:list-item>
                    <text:list-item>
                      <text:p text:style-name="P65">After performing the fusion, the <text:span text:style-name="T29">card is played and the </text:span>chosen cards become components, <text:span text:style-name="T30">being placed </text:span>under it. <text:span text:style-name="T28">Also, the player that performed the fusion draws 1 card.</text:span></text:p>
                    </text:list-item>
                  </text:list>
                </text:list-item>
                <text:list-item>
                  <text:p text:style-name="P60">Level 0</text:p>
                  <text:list>
                    <text:list-item>
                      <text:p text:style-name="P61">Cannot be played. To use those cards, the player must fuse it (from hand) with <text:span text:style-name="T31">1</text:span> card on his/her table, such that their elements match <text:span text:style-name="T33">when placed side by side</text:span>. <text:span text:style-name="T32">The level 0 becomes a component, being placed under the chosen card.</text:span></text:p>
                    </text:list-item>
                  </text:list>
                </text:list-item>
              </text:list>
            </text:list-item>
            <text:list-item>
              <text:p text:style-name="P24">Substitution</text:p>
              <text:list>
                <text:list-item>
                  <text:p text:style-name="P25">If a card that has components underneath leaves the table, it's owner must choose one of it's components (a level 0 card cannot be chosen). The chosen card substitutes the original card, while keeping underneath all components with level lower than its level (the other components go to the discard pile). If the original card was bound, the substitute is played already bound.</text:p>
                </text:list-item>
              </text:list>
            </text:list-item>
            <text:list-item>
              <text:p text:style-name="P26">Movement</text:p>
              <text:list>
                <text:list-item>
                  <text:p text:style-name="P26">The turn player can move cards from his/her table to other positions <text:span text:style-name="T64">on the table</text:span> any number of times per turn. The cards under a card are always moved with it.</text:p>
                </text:list-item>
              </text:list>
            </text:list-item>
          </text:list>
        </text:list-item>
      </text:list>
      <text:p text:style-name="P62"/>
      <text:p text:style-name="P3"/>
      <text:list xml:id="list2610384749761167469" text:style-name="L4">
        <text:list-item>
          <text:p text:style-name="P8"><text:span text:style-name="T16">Attack</text:span><text:span text:style-name="T17"> rules</text:span></text:p>
          <text:list>
            <text:list-item>
              <text:p text:style-name="P66"><text:span text:style-name="T24">The turn player can attack </text:span><text:span text:style-name="T25">any number of times, choosing one card from his/her table and one card </text:span><text:span text:style-name="T26">(</text:span><text:span text:style-name="T25">or the deck</text:span><text:span text:style-name="T26">)</text:span><text:span text:style-name="T25"> from the opponent’s table. </text:span></text:p>
            </text:list-item>
            <text:list-item>
              <text:p text:style-name="P15">If a card attacks another card with a lower level, that other card is defeated.</text:p>
            </text:list-item>
            <text:list-item>
              <text:p text:style-name="P27">If a card attacks the deck, the top card from that deck goes to the damage zone.</text:p>
            </text:list-item>
            <text:list-item>
              <text:p text:style-name="P15">If a card attacks another card with a higher level, the attacking card is defeated.</text:p>
            </text:list-item>
            <text:list-item>
              <text:p text:style-name="P15">If a card attacks another card with the same level, both cards are defeated.</text:p>
            </text:list-item>
            <text:list-item>
              <text:p text:style-name="P16">After the attack:</text:p>
              <text:list>
                <text:list-item>
                  <text:p text:style-name="P28"><text:soft-page-break/>If the attacking card was not defeated, it receives bind.</text:p>
                </text:list-item>
                <text:list-item>
                  <text:p text:style-name="P15">If the attacking card was defeated and substituted, the substitute is played already bound.</text:p>
                </text:list-item>
              </text:list>
            </text:list-item>
            <text:list-item>
              <text:p text:style-name="P15">A defeated card leaves the table and goes to the damage zone.</text:p>
            </text:list-item>
            <text:list-item>
              <text:p text:style-name="P29">A bound card (i.e. a card that received bind) is rotated 90º. It cannot attack or be moved. At the end of a player's turn, all of his/her cards are unbound.</text:p>
            </text:list-item>
            <text:list-item>
              <text:p text:style-name="P27">Cards in the back row (including deck) can only be attacked while there are no cards in the front row.</text:p>
            </text:list-item>
          </text:list>
        </text:list-item>
      </text:list>
      <text:p text:style-name="P4"/>
      <text:list xml:id="list21525859496753" text:continue-numbering="true" text:style-name="L4">
        <text:list-item>
          <text:p text:style-name="P30">Effects</text:p>
          <text:list>
            <text:list-item>
              <text:p text:style-name="P31">Format</text:p>
              <text:list>
                <text:list-item>
                  <text:p text:style-name="P32">All effects have the following format:</text:p>
                  <text:list>
                    <text:list-item>
                      <text:p text:style-name="P32">[condition:] <text:span text:style-name="T39">sub-</text:span>effect1, <text:span text:style-name="T39">sub-</text:span>effect2, ...</text:p>
                    </text:list-item>
                    <text:list-item>
                      <text:p text:style-name="P32">In other words, they can have a condition followed by “:”, and then one or more <text:span text:style-name="T40">sub-effects</text:span> separ<text:span text:style-name="T34">a</text:span>ted by “,”.</text:p>
                    </text:list-item>
                  </text:list>
                </text:list-item>
              </text:list>
            </text:list-item>
            <text:list-item>
              <text:p text:style-name="P33">Rules</text:p>
              <text:list>
                <text:list-item>
                  <text:p text:style-name="P34">Each card can only use its effect once per turn. However, if a card changes its location <text:span text:style-name="T65">(eg: is defeated and then revived)</text:span>, <text:span text:style-name="T35">the once per turn resets and it can be used again.</text:span></text:p>
                </text:list-item>
                <text:list-item>
                  <text:p text:style-name="P67">All effects, including the ones with conditions, are op<text:span text:style-name="T61">t</text:span>ional.</text:p>
                </text:list-item>
                <text:list-item>
                  <text:p text:style-name="P35">Effects without conditions can only be used during the<text:span text:style-name="T36">ir owner’s</text:span> turn, <text:span text:style-name="T37">before he/she attacks</text:span>. <text:span text:style-name="T38">Effects with conditions can be activated any moment, but only when their conditions are met.</text:span></text:p>
                </text:list-item>
                <text:list-item>
                  <text:p text:style-name="P36"><text:span text:style-name="T41">When</text:span> an effect is activated, <text:span text:style-name="T40">it’s</text:span> <text:span text:style-name="T40">sub-effects happen in the order they are written. If one of those fails, the effect is interrupted and the subsequent sub-effects do not happen.</text:span></text:p>
                </text:list-item>
              </text:list>
            </text:list-item>
            <text:list-item>
              <text:p text:style-name="P31">Keywords</text:p>
              <text:list>
                <text:list-item>
                  <text:p text:style-name="P37">Conditions:</text:p>
                  <text:list>
                    <text:list-item>
                      <text:p text:style-name="P38">On defeat: <text:span text:style-name="T43">met</text:span> when this card <text:span text:style-name="T42">is defeated (destroyed by an attack).</text:span></text:p>
                    </text:list-item>
                    <text:list-item>
                      <text:p text:style-name="P39">On destroy: met when this card is destroyed by a<text:span text:style-name="T44">n</text:span> effect.</text:p>
                    </text:list-item>
                    <text:list-item>
                      <text:p text:style-name="P40">On fusion (<text:span text:style-name="T48">[</text:span>element<text:span text:style-name="T48">]</text:span>): met when this card is <text:span text:style-name="T44">a component </text:span>in a fusion <text:span text:style-name="T44">that matched that element of the card. Fusions with Level 0 cards meet this condition as well.</text:span></text:p>
                    </text:list-item>
                    <text:list-item>
                      <text:p text:style-name="P41">On bind: met when this card is bound (<text:span text:style-name="T46">either </text:span>by an effect or <text:span text:style-name="T46">because</text:span> <text:span text:style-name="T45">it attacked and survived)</text:span>.</text:p>
                    </text:list-item>
                  </text:list>
                </text:list-item>
                <text:list-item>
                  <text:p text:style-name="P42">Sub-effects:</text:p>
                  <text:list>
                    <text:list-item>
                      <text:p text:style-name="P43">Destroy <text:span text:style-name="T1">target</text:span>: <text:span text:style-name="T60">send</text:span> <text:span text:style-name="T2">target</text:span><text:span text:style-name="T59"> to its owner discard pile (if it is on table, it is treated as leaving the table)</text:span>.</text:p>
                    </text:list-item>
                    <text:list-item>
                      <text:p text:style-name="P44">Discharge <text:span text:style-name="T1">X</text:span>: <text:span text:style-name="T49">send, to the discard pile, </text:span><text:span text:style-name="T3">X</text:span><text:span text:style-name="T49"> components that are underneath cards in your table. You can discharge from any card in your table, not only the card using the effect.</text:span></text:p>
                    </text:list-item>
                    <text:list-item>
                      <text:p text:style-name="P45">Add <text:span text:style-name="T1">target</text:span>: <text:span text:style-name="T62">send</text:span> <text:span text:style-name="T4">target</text:span><text:span text:style-name="T47"> </text:span>to it’s owner hand<text:span text:style-name="T47">.</text:span></text:p>
                    </text:list-item>
                    <text:list-item>
                      <text:p text:style-name="P46">Play <text:span text:style-name="T1">targe</text:span><text:span text:style-name="T5">t</text:span>: <text:span text:style-name="T50">place target in an unoccupied space in your table.</text:span></text:p>
                    </text:list-item>
                    <text:list-item>
                      <text:p text:style-name="P47">Play <text:span text:style-name="T1">target</text:span><text:span text:style-name="T6">1</text:span> <text:span text:style-name="T50">over </text:span><text:span text:style-name="T6">target2</text:span>: <text:s/><text:span text:style-name="T50">place </text:span><text:span text:style-name="T6">target1</text:span><text:span text:style-name="T50"> on top of </text:span><text:span text:style-name="T6">target2</text:span><text:span text:style-name="T50">. </text:span><text:span text:style-name="T6">Target2</text:span><text:span text:style-name="T50"> and its components become components to </text:span><text:span text:style-name="T6">target1</text:span><text:span text:style-name="T50">.</text:span></text:p>
                    </text:list-item>
                    <text:list-item>
                      <text:p text:style-name="P48"><text:span text:style-name="T7">Player</text:span> discard <text:span text:style-name="T7">target</text:span>: <text:span text:style-name="T8">player</text:span><text:span text:style-name="T51"> sends </text:span><text:span text:style-name="T8">target</text:span><text:span text:style-name="T51"> from his/her hand to his/her discard pile.</text:span></text:p>
                    </text:list-item>
                    <text:list-item>
                      <text:p text:style-name="P49">Bind <text:span text:style-name="T1">target</text:span>: <text:span text:style-name="T63">rotate </text:span><text:span text:style-name="T9">target</text:span><text:span text:style-name="T63"> 90º (it becomes bound). You cannot choose an already bound card as </text:span><text:span text:style-name="T10">target</text:span><text:span text:style-name="T63">. A bound card cannot attack or be moved. At the end of a player's turn, all of his/her cards are unbound.</text:span></text:p>
                    </text:list-item>
                    <text:list-item>
                      <text:p text:style-name="P50">Move <text:span text:style-name="T1">target</text:span>: move <text:span text:style-name="T11">target</text:span><text:span text:style-name="T52"> to an occupied space in its table. Bound cards can be moved by this effect.</text:span></text:p>
                    </text:list-item>
                    <text:list-item>
                      <text:p text:style-name="P58">Disable <text:span text:style-name="T1">target</text:span> until <text:span text:style-name="T13">cool-down</text:span><text:span text:style-name="T53">: flip </text:span><text:span text:style-name="T12">target</text:span><text:span text:style-name="T53"> face-down. When </text:span><text:span text:style-name="T13">cool-down</text:span><text:span text:style-name="T53"> is met, flip </text:span><text:span text:style-name="T12">target</text:span><text:span text:style-name="T53"> back face-up.</text:span></text:p>
                      <text:list>
                        <text:list-item>
                          <text:p text:style-name="P51">A disabled card is treated as nonexistent, which means it cannot:</text:p>
                          <text:list>
                            <text:list-item>
                              <text:p text:style-name="P52">Attack/be attacked;</text:p>
                            </text:list-item>
                            <text:list-item>
                              <text:p text:style-name="P52">Move;</text:p>
                            </text:list-item>
                            <text:list-item>
                              <text:p text:style-name="P52"><text:soft-page-break/>Be used as component in fusions;</text:p>
                            </text:list-item>
                            <text:list-item>
                              <text:p text:style-name="P52">Be chosen as target for effects;</text:p>
                            </text:list-item>
                            <text:list-item>
                              <text:p text:style-name="P53">Charge new components;</text:p>
                            </text:list-item>
                            <text:list-item>
                              <text:p text:style-name="P54">Use its effect;</text:p>
                            </text:list-item>
                            <text:list-item>
                              <text:p text:style-name="P55">Protect card<text:span text:style-name="T55">s</text:span> <text:span text:style-name="T55">in</text:span> <text:span text:style-name="T56">the </text:span>back row from attacks.</text:p>
                            </text:list-item>
                          </text:list>
                        </text:list-item>
                        <text:list-item>
                          <text:p text:style-name="P56"><text:span text:style-name="T57">However</text:span> it can <text:span text:style-name="T57">still</text:span>:</text:p>
                          <text:list>
                            <text:list-item>
                              <text:p text:style-name="P56">Discharge components for other cards’ effec<text:span text:style-name="T54">t</text:span>s.</text:p>
                            </text:list-item>
                          </text:list>
                        </text:list-item>
                      </text:list>
                    </text:list-item>
                    <text:list-item>
                      <text:p text:style-name="P57">Charge <text:span text:style-name="T1">target</text:span>: <text:span text:style-name="T58">place </text:span><text:span text:style-name="T14">target</text:span><text:span text:style-name="T58"> under a card in your table with level greater than it.</text:span></text:p>
                    </text:list-item>
                    <text:list-item>
                      <text:p text:style-name="P59">Shuffle <text:span text:style-name="T1">target: </text:span>put <text:span text:style-name="T1">target</text:span> in its owner’s deck, <text:span text:style-name="T66">then</text:span> shuffle th<text:span text:style-name="T66">at</text:span> deck.</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14:07:38.832000000</meta:creation-date>
    <dc:date>2016-09-26T02:15:24.537000000</dc:date>
    <meta:editing-duration>PT4H25M12S</meta:editing-duration>
    <meta:editing-cycles>336</meta:editing-cycles>
    <meta:generator>LibreOffice/5.1.4.2$Windows_x86 LibreOffice_project/f99d75f39f1c57ebdd7ffc5f42867c12031db97a</meta:generator>
    <meta:document-statistic meta:table-count="0" meta:image-count="0" meta:object-count="0" meta:page-count="3" meta:paragraph-count="78" meta:word-count="1073" meta:character-count="5709" meta:non-whitespace-character-count="4784"/>
  </office:meta>
</office:document-meta>
</file>